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a2c1" officeooo:paragraph-rsid="0003a2c1"/>
    </style:style>
    <style:style style:name="P2" style:family="paragraph" style:parent-style-name="Standard">
      <style:paragraph-properties fo:text-align="start" style:justify-single-word="false"/>
    </style:style>
    <style:style style:name="T1" style:family="text">
      <style:text-properties officeooo:rsid="00056582"/>
    </style:style>
    <style:style style:name="T2" style:family="text">
      <style:text-properties officeooo:rsid="000676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DRAFT</text:p>
      <text:p text:style-name="P1"/>
      <text:p text:style-name="P2">Resumen:</text:p>
      <text:p text:style-name="P2">Define los elementos mecánicos y eléctricos que usaremos en las comunicaciones.</text:p>
      <text:p text:style-name="P2">Especifica las dimensiones y formas de los conectores, el tipo de cables usados, la longitud máxima de los mismos, el tipo de antenas y sus características, los niveles de tensión usados, la velocidad de transmisión, la longitud de onda, etc.</text:p>
      <text:p text:style-name="P2"/>
      <text:p text:style-name="P2">-<text:span text:style-name="T1">Medios de transmisión: guiados y no guiados (?)</text:span></text:p>
      <text:p text:style-name="P2">-<text:span text:style-name="T1">Entramado</text:span></text:p>
      <text:p text:style-name="P2">-<text:span text:style-name="T1">Funciones y servicios de la capa</text:span></text:p>
      <text:p text:style-name="P2">-<text:span text:style-name="T1">Subcapa de señalización física</text:span></text:p>
      <text:p text:style-name="P2">-<text:span text:style-name="T2">Protocolos</text:span></text:p>
      <text:p text:style-name="P2">-<text:span text:style-name="T2">Ejemplos de Hardware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6T13:23:38.913000000</meta:creation-date>
    <dc:date>2024-09-26T13:51:43.360000000</dc:date>
    <meta:editing-duration>PT4M20S</meta:editing-duration>
    <meta:editing-cycles>1</meta:editing-cycles>
    <meta:document-statistic meta:table-count="0" meta:image-count="0" meta:object-count="0" meta:page-count="1" meta:paragraph-count="10" meta:word-count="76" meta:character-count="491" meta:non-whitespace-character-count="425"/>
    <meta:generator>LibreOffice/24.8.1.2$Windows_X86_64 LibreOffice_project/87fa9aec1a63e70835390b81c40bb8993f1d4ff6</meta:generator>
  </office:meta>
</office:document-meta>
</file>